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oreImpl.findDeployDir( DeploymentUnitDAO du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StoreImpl.shutdownInternalDB( DataSource 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StoreImpl.calcInitialState( TDeployment . Process d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getCur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get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getConfig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call( ConfStore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Factory.newThread( Runn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StoreImpl.fireEvent( ProcessStoreEvent p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StoreImpl.setState( final QName pid , final Process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rocessStoreImpl.setRetiredPackage( String packageName , boolean retir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StoreImpl.toPids( Collection &lt; QName &gt; processTypes , lo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StoreImpl.get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ProcessStor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findOldDU( String new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StoreImpl.setExtensionValidators( Map &lt; QName , ExtensionValidator &gt; extensionValid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getProcessConfiguration( final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setConfigDir( File config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StoreImpl.unregisterListener( ProcessStoreListener p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StoreImpl.load( final String du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cessStoreImpl.ProcessStoreImpl( EndpointReferenceContext eprContext , DataSource ds , String persistenceType , OdeConfigProperties props , boolean createData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StoreImpl.load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cessStoreImpl.calcInitialProperties( TDeployment . Process d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Store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deploy( final File deploymentUnitDirectory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ProcessStoreImpl.ProcessStoreImpl( EndpointReferenceContext eprContext , DataSource inMem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able.c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cessStoreImpl.setDeployDir( File dep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StoreImpl.undeploy( final File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cessStoreImpl.setProperty( final QName pid , final QName propName , final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getDeploy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StoreImpl.fireStateChange( QName processId , ProcessState state , String du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cessStoreImpl.registerListener( ProcessStoreListener p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StoreImpl.exec( Callable &lt; T &gt; call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load( DeploymentUnitDAO duda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ocessStoreImpl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StoreImpl.listProcesses( String packag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StoreImpl.setProperty( final QName pid , final QName propName ,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cessStoreImpl.toPid( QName processType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oreImpl.createInternalDS( String 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